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Text_20_body">
      <style:text-properties officeooo:paragraph-rsid="0022027b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Text_20_body" style:list-style-name="L1">
      <style:text-properties officeooo:paragraph-rsid="002f0ec0"/>
    </style:style>
    <style:style style:name="P10" style:family="paragraph" style:parent-style-name="Heading" style:list-style-name="L1"/>
    <style:style style:name="P11" style:family="paragraph" style:parent-style-name="Heading" style:list-style-name="L1">
      <style:text-properties officeooo:paragraph-rsid="002f0ec0"/>
    </style:style>
    <style:style style:name="P12" style:family="paragraph" style:parent-style-name="Heading" style:list-style-name="L1">
      <style:text-properties officeooo:rsid="000652db" officeooo:paragraph-rsid="000652db"/>
    </style:style>
    <style:style style:name="P13" style:family="paragraph" style:parent-style-name="Heading" style:list-style-name="L1">
      <style:text-properties officeooo:rsid="000652db" officeooo:paragraph-rsid="0013f08e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275ec2"/>
    </style:style>
    <style:style style:name="T7" style:family="text">
      <style:text-properties fo:font-weight="normal" officeooo:rsid="00275ec2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list xml:id="list3879789752" text:style-name="L1">
        <text:list-item>
          <text:p text:style-name="P12"><text:text-input text:description="&lt;if test=&quot;o.preop_meeting_id&quot;&gt;">&lt;if test="o.preop_meeting_id&gt;</text:text-input><text:s/>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  <text:list-item>
          <text:p text:style-name="P11">Pour la consultation d'anesthésie<text:span text:style-name="T3">:<text:line-break/></text:span>le : <text:text-input text:description="&lt;only_time2()&gt;">&lt;only_time2()&gt;</text:text-input><text:line-break/><text:span text:style-name="T6"> <text:line-break/>le nom du group : <text:line-break/>o.bloc_agenda_id.ane_group_id.name<text:line-break/>o.bloc_agenda_id.ane_group_id.street<text:line-break/>o.bloc_agenda_id.ane_group_id.fullname<text:line-break/>o.bloc_agenda_id.ane_group_id.phone<text:line-break/>je fais un test avec quelque chose de connu : civilité : </text:span><text:span text:style-name="T7"><text:text-input text:description="&lt;o.partner_id.title.name&gt;">&lt;o.partner_id.title.name&gt;</text:text-input></text:span><text:span text:style-name="T7"><text:text-input text:description=""/></text:span><text:span text:style-name="T6"><text:line-break/>je cherche le commentaire qui correspond a ce creneau :</text:span></text:p>
          <text:p text:style-name="P9"><text:text-input text:description="&lt;o.bloc_agenda_id.comment&gt;">&lt;o.bloc_agenda_id.comment&gt;</text:text-input><text:text-input text:description="&lt;o.bloc_agenda_id.comment&gt;"/></text:p>
        </text:list-item>
        <text:list-item>
          <text:p text:style-name="P11"><text:span text:style-name="T6">Il va falloir tweaker pour pouvoir mettre des infos pour géolocaliser </text:span></text:p>
        </text:list-item>
      </text:list>
      <text:p text:style-name="P7"/>
      <text:list xml:id="list172354008242719" text:continue-numbering="true" text:style-name="L1">
        <text:list-item>
          <text:p text:style-name="P10"><text:soft-page-break/>Pour la chirurgie le: <text:text-input text:description="&lt;o.bloc_agenda_id.wd&gt;">&lt;o.bloc_agenda_id.wd&gt;</text:text-input><text:s/>à <text:text-input text:description="&lt;o.notification_time&gt;">&lt;o.notification_time&gt;</text:text-input><text:line-break/>à jeun depuis <text:span text:style-name="T5">7</text:span>h du matin<text:span text:style-name="T4">, ni boire, ni fumer, ni manger</text:span><text:line-break/>à la Clinique <text:span text:style-name="T5">à Nouville</text:span>.</text:p>
        </text:list-item>
        <text:list-item>
          <text:p text:style-name="P13"><text:span text:style-name="T2"><text:text-input text:description="&lt;if test=&quot;o.po_meeting_id&quot;&gt;">&lt;if test="o.po_meeting_id&gt;</text:text-input></text:span><text:s/>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17:23:53.789277630</dc:date>
    <meta:editing-duration>PT7H14M54S</meta:editing-duration>
    <meta:editing-cycles>116</meta:editing-cycles>
    <meta:generator>LibreOffice/6.1.5.2$Linux_X86_64 LibreOffice_project/10$Build-2</meta:generator>
    <meta:document-statistic meta:table-count="0" meta:image-count="0" meta:object-count="0" meta:page-count="2" meta:paragraph-count="16" meta:word-count="195" meta:character-count="1235" meta:non-whitespace-character-count="1107"/>
  </office:meta>
</office:document-meta>
</file>